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 style:list-style-name="L1">
      <style:graphic-properties svg:stroke-width="0.081cm" svg:stroke-color="#c9211e" draw:marker-start-width="0.321cm" draw:marker-end-width="0.321cm" draw:fill-color="#ffd8ce" draw:textarea-horizontal-align="justify" draw:textarea-vertical-align="top" draw:auto-grow-height="false" fo:min-height="19.384cm" fo:min-width="21.384cm" fo:padding-top="0cm" fo:padding-bottom="0cm" fo:padding-left="0cm" fo:padding-right="0cm" fo:wrap-option="no-wrap" draw:shadow="visible" draw:shadow-offset-x="0.176cm" draw:shadow-offset-y="0.176cm" draw:shadow-color="#000000" draw:shadow-opacity="60%" loext:shadow-blur="0.176cm"/>
      <style:paragraph-properties style:writing-mode="lr-tb"/>
    </style:style>
    <style:style style:name="gr2" style:family="graphic" style:parent-style-name="Outlined_20_Blue">
      <style:graphic-properties draw:stroke="dash" draw:stroke-dash="Dot" svg:stroke-width="0.028cm" svg:stroke-color="#c9211e" draw:marker-start-width="0.242cm" draw:marker-end-width="0.242cm" svg:stroke-linecap="butt" draw:fill="solid" draw:fill-color="#ffd8ce" draw:textarea-horizontal-align="justify" draw:textarea-vertical-align="top" draw:auto-grow-height="false" fo:min-height="18.302cm" fo:min-width="15.552cm" fo:padding-top="-0.026cm" fo:padding-bottom="-0.026cm" fo:padding-left="-0.026cm" fo:padding-right="-0.026cm" draw:shadow="hidden" draw:shadow-offset-x="0.176cm" draw:shadow-offset-y="0.176cm" draw:shadow-opacity="60%" loext:shadow-blur="0.176cm"/>
      <style:paragraph-properties style:writing-mode="lr-tb"/>
    </style:style>
    <style:style style:name="gr3" style:family="graphic" style:parent-style-name="Outlined_20_Blue">
      <style:graphic-properties draw:stroke="dash" draw:stroke-dash="Dot" svg:stroke-width="0.028cm" svg:stroke-color="#c9211e" draw:marker-start-width="0.242cm" draw:marker-end-width="0.242cm" svg:stroke-linecap="butt" draw:fill="solid" draw:fill-color="#ffd8ce" draw:textarea-horizontal-align="justify" draw:textarea-vertical-align="top" draw:auto-grow-height="false" fo:min-height="18.302cm" fo:min-width="5.802cm" fo:padding-top="-0.026cm" fo:padding-bottom="-0.026cm" fo:padding-left="-0.026cm" fo:padding-right="-0.026cm" draw:shadow="hidden" draw:shadow-offset-x="0.176cm" draw:shadow-offset-y="0.176cm" draw:shadow-opacity="60%" loext:shadow-blur="0.176cm"/>
      <style:paragraph-properties style:writing-mode="lr-tb"/>
    </style:style>
    <style:style style:name="gr4" style:family="graphic" style:parent-style-name="Outlined_20_Yellow">
      <style:graphic-properties svg:stroke-color="#800080" draw:fill="solid" draw:fill-color="#e0c2cd" draw:textarea-horizontal-align="justify" draw:textarea-vertical-align="top" draw:auto-grow-height="false" fo:min-height="2.75cm" fo:min-width="7.5cm" draw:shadow="visible" draw:shadow-offset-x="0.106cm" draw:shadow-offset-y="0.106cm" draw:shadow-opacity="60%" loext:shadow-blur="0.106cm"/>
      <style:paragraph-properties style:writing-mode="lr-tb"/>
    </style:style>
    <style:style style:name="gr5" style:family="graphic" style:parent-style-name="Outlined_20_Yellow">
      <style:graphic-properties draw:fill="solid" draw:fill-color="#ffffd7" draw:textarea-horizontal-align="justify" draw:textarea-vertical-align="middle" draw:auto-grow-height="false" fo:min-height="1.5cm" fo:min-width="7.5cm" draw:shadow="visible" draw:shadow-offset-x="0.106cm" draw:shadow-offset-y="0.106cm" draw:shadow-opacity="60%" loext:shadow-blur="0.106cm"/>
      <style:paragraph-properties style:writing-mode="lr-tb"/>
    </style:style>
    <style:style style:name="gr6" style:family="graphic" style:parent-style-name="Outlined_20_Yellow">
      <style:graphic-properties svg:stroke-width="0.053cm" svg:stroke-color="#800080" draw:marker-start-width="0.158cm" draw:marker-end-width="0.158cm" draw:fill="solid" draw:fill-color="#e0c2cd" draw:textarea-horizontal-align="justify" draw:textarea-vertical-align="middle" draw:auto-grow-height="false" fo:min-height="1.278cm" fo:min-width="5.028cm" fo:padding-top="-0.014cm" fo:padding-bottom="-0.014cm" fo:padding-left="-0.014cm" fo:padding-right="-0.014cm" draw:shadow="hidden" draw:shadow-offset-x="0.106cm" draw:shadow-offset-y="0.106cm" draw:shadow-opacity="60%" loext:shadow-blur="0.106cm"/>
      <style:paragraph-properties style:writing-mode="lr-tb"/>
    </style:style>
    <style:style style:name="gr7" style:family="graphic" style:parent-style-name="Outlined_20_Blue">
      <style:graphic-properties draw:fill="solid" draw:fill-color="#dee6ef" draw:textarea-horizontal-align="justify" draw:textarea-vertical-align="top" draw:auto-grow-height="false" fo:min-height="6cm" fo:min-width="4.25cm" draw:shadow="visible" draw:shadow-offset-x="0.106cm" draw:shadow-offset-y="0.106cm" draw:shadow-opacity="60%" loext:shadow-blur="0.106cm"/>
      <style:paragraph-properties style:writing-mode="lr-tb"/>
    </style:style>
    <style:style style:name="gr8" style:family="graphic" style:parent-style-name="Outlined_20_Blue">
      <style:graphic-properties svg:stroke-width="0.053cm" draw:marker-start-width="0.158cm" draw:marker-end-width="0.158cm" svg:stroke-linecap="round" draw:fill="solid" draw:fill-color="#b4c7dc" draw:textarea-horizontal-align="justify" draw:textarea-vertical-align="middle" draw:auto-grow-height="false" fo:min-height="1.25cm" fo:min-width="3.75cm" fo:padding-top="-0.014cm" fo:padding-bottom="-0.014cm" fo:padding-left="-0.014cm" fo:padding-right="-0.014cm" draw:shadow="hidden" draw:shadow-offset-x="0.176cm" draw:shadow-offset-y="0.176cm" draw:shadow-opacity="60%" loext:shadow-blur="0.176cm"/>
      <style:paragraph-properties style:writing-mode="lr-tb"/>
    </style:style>
    <style:style style:name="gr9" style:family="graphic" style:parent-style-name="Outlined_20_Blue">
      <style:graphic-properties svg:stroke-width="0.053cm" draw:marker-start-width="0.158cm" draw:marker-end-width="0.158cm" svg:stroke-linecap="round" draw:fill="solid" draw:fill-color="#b4c7dc" draw:textarea-horizontal-align="justify" draw:textarea-vertical-align="middle" draw:auto-grow-height="false" fo:min-height="1.278cm" fo:min-width="3.778cm" fo:padding-top="-0.014cm" fo:padding-bottom="-0.014cm" fo:padding-left="-0.014cm" fo:padding-right="-0.014cm" draw:shadow="hidden" draw:shadow-offset-x="0.176cm" draw:shadow-offset-y="0.176cm" draw:shadow-opacity="60%" loext:shadow-blur="0.1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utlined_20_Blue">
      <style:graphic-properties draw:fill="solid" draw:fill-color="#dee6ef" draw:textarea-horizontal-align="justify" draw:textarea-vertical-align="middle" draw:auto-grow-height="false" fo:min-height="1.5cm" fo:min-width="5cm" draw:shadow="visible" draw:shadow-offset-x="0.106cm" draw:shadow-offset-y="0.106cm" draw:shadow-opacity="60%" loext:shadow-blur="0.106cm"/>
      <style:paragraph-properties style:writing-mode="lr-tb"/>
    </style:style>
    <style:style style:name="gr13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5cm" draw:shadow="visible" draw:shadow-offset-x="0.106cm" draw:shadow-offset-y="0.106cm" draw:shadow-opacity="60%" loext:shadow-blur="0.106cm"/>
      <style:paragraph-properties style:writing-mode="lr-tb"/>
    </style:style>
    <style:style style:name="gr14" style:family="graphic" style:parent-style-name="objectwithoutfill">
      <style:graphic-properties svg:stroke-width="0.081cm" svg:stroke-color="#069a2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4.25cm" draw:shadow="visible" draw:shadow-offset-x="0.106cm" draw:shadow-offset-y="0.106cm" draw:shadow-opacity="60%" loext:shadow-blur="0.106cm"/>
      <style:paragraph-properties style:writing-mode="lr-tb"/>
    </style:style>
    <style:style style:name="gr16" style:family="graphic" style:parent-style-name="objectwithoutfill">
      <style:graphic-properties svg:stroke-width="0.081cm" svg:stroke-color="#000000" draw:marker-start="Arrowheads_20_11" draw:marker-start-width="0.42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5cm" draw:shadow="hidden" draw:shadow-offset-x="0.106cm" draw:shadow-offset-y="0.106cm" draw:shadow-opacity="60%" loext:shadow-blur="0.106cm"/>
      <style:paragraph-properties style:writing-mode="lr-tb"/>
    </style:style>
    <style:style style:name="gr18" style:family="graphic" style:parent-style-name="Outlined_20_Blue">
      <style:graphic-properties draw:fill="solid" draw:fill-color="#dee6ef" draw:textarea-horizontal-align="justify" draw:textarea-vertical-align="middle" draw:auto-grow-height="false" fo:min-height="1.5cm" fo:min-width="4.25cm" draw:shadow="visible" draw:shadow-offset-x="0.106cm" draw:shadow-offset-y="0.106cm" draw:shadow-opacity="60%" loext:shadow-blur="0.106cm"/>
      <style:paragraph-properties style:writing-mode="lr-tb"/>
    </style:style>
    <style:style style:name="gr19" style:family="graphic" style:parent-style-name="Outlined_20_Blue">
      <style:graphic-properties draw:fill="solid" draw:fill-color="#dee6ef" draw:textarea-horizontal-align="justify" draw:textarea-vertical-align="middle" draw:auto-grow-height="false" fo:min-height="1.5cm" fo:min-width="3.75cm" draw:shadow="visible" draw:shadow-offset-x="0.106cm" draw:shadow-offset-y="0.106cm" draw:shadow-opacity="60%" loext:shadow-blur="0.106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="Arrowheads_20_11" draw:marker-start-width="0.42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6cm" draw:shadow="visible" draw:shadow-offset-x="0.106cm" draw:shadow-offset-y="0.106cm" draw:shadow-opacity="60%" loext:shadow-blur="0.106cm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="" draw:marker-start-width="0.42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="" draw:marker-start-width="0.42cm" draw:marker-end="" draw:marker-end-width="0.421cm" svg:stroke-linecap="round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25" style:family="graphic" style:parent-style-name="Outlined_20_Red" style:list-style-name="L1">
      <style:graphic-properties draw:marker-start-width="0.321cm" draw:marker-end-width="0.321cm" draw:fill="solid" draw:fill-color="#ffd8ce" draw:textarea-horizontal-align="justify" draw:textarea-vertical-align="middle" draw:auto-grow-height="false" fo:min-height="15.992cm" fo:min-width="21.492cm" draw:shadow="visible" draw:shadow-offset-x="0.106cm" draw:shadow-offset-y="0.106cm" draw:shadow-opacity="60%" loext:shadow-blur="0.106cm"/>
      <style:paragraph-properties style:writing-mode="lr-tb"/>
    </style:style>
    <style:style style:name="gr26" style:family="graphic" style:parent-style-name="Outlined_20_Yellow">
      <style:graphic-properties draw:fill="solid" draw:fill-color="#ffffd7" draw:textarea-horizontal-align="justify" draw:textarea-vertical-align="middle" draw:auto-grow-height="false" fo:min-height="2.5cm" fo:min-width="5.5cm" draw:shadow="visible" draw:shadow-offset-x="0.106cm" draw:shadow-offset-y="0.106cm" draw:shadow-opacity="60%" loext:shadow-blur="0.106cm"/>
      <style:paragraph-properties style:writing-mode="lr-tb"/>
    </style:style>
    <style:style style:name="gr27" style:family="graphic" style:parent-style-name="Outlined_20_Yellow">
      <style:graphic-properties svg:stroke-width="0.053cm" draw:marker-start-width="0.158cm" draw:marker-end-width="0.158cm" draw:fill="solid" draw:fill-color="#ffffd7" draw:textarea-horizontal-align="justify" draw:textarea-vertical-align="middle" draw:auto-grow-height="false" fo:min-height="1.278cm" fo:min-width="5.028cm" fo:padding-top="-0.014cm" fo:padding-bottom="-0.014cm" fo:padding-left="-0.014cm" fo:padding-right="-0.014cm" draw:shadow="hidden" draw:shadow-offset-x="0.106cm" draw:shadow-offset-y="0.106cm" draw:shadow-opacity="60%" loext:shadow-blur="0.106cm"/>
      <style:paragraph-properties style:writing-mode="lr-tb"/>
    </style:style>
    <style:style style:name="P1" style:family="paragraph">
      <style:paragraph-properties fo:margin-left="0cm" fo:margin-right="0cm" fo:text-align="start" fo:text-indent="0cm" style:writing-mode="lr-tb"/>
      <style:text-properties fo:color="#c9211e" loext:opacity="100%" fo:font-size="14pt" fo:language="zxx" fo:country="none" fo:font-weight="bold" style:letter-kerning="false" style:font-size-asian="24pt" style:language-asian="zxx" style:country-asian="none" style:font-size-complex="24pt" style:language-complex="zxx" style:country-complex="none"/>
    </style:style>
    <style:style style:name="P2" style:family="paragraph">
      <loext:graphic-properties draw:fill-color="#ffd8ce"/>
      <style:paragraph-properties fo:margin-left="0cm" fo:margin-right="0cm" fo:text-align="start" fo:text-indent="0cm" style:writing-mode="lr-tb"/>
      <style:text-properties fo:color="#c9211e" loext:opacity="100%" loext:color-lum-mod="100%" loext:color-lum-off="0%" fo:font-size="14pt" fo:language="zxx" fo:country="none" fo:font-weight="bold" style:letter-kerning="false" style:font-size-asian="24pt" style:language-asian="zxx" style:country-asian="none" style:font-size-complex="24pt" style:language-complex="zxx" style:country-complex="none"/>
    </style:style>
    <style:style style:name="P3" style:family="paragraph">
      <style:paragraph-properties fo:text-align="start" style:writing-mode="lr-tb"/>
      <style:text-properties fo:color="#c9211e" loext:opacity="100%" style:text-position="-8% 58%" style:font-name="Liberation Sans" fo:font-size="12pt" fo:language="zxx" fo:country="none" fo:font-style="italic" fo:font-weight="bol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4" style:family="paragraph">
      <loext:graphic-properties draw:fill="solid" draw:fill-color="#ffd8ce"/>
      <style:paragraph-properties fo:text-align="start" style:writing-mode="lr-tb"/>
      <style:text-properties fo:color="#c9211e" loext:opacity="100%" loext:color-lum-mod="100%" loext:color-lum-off="0%" style:text-position="-8% 58%" style:font-name="Liberation Sans" fo:font-size="12pt" fo:language="zxx" fo:country="none" fo:font-style="italic" fo:font-weight="bol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5" style:family="paragraph">
      <loext:graphic-properties draw:fill="solid" draw:fill-color="#e0c2cd"/>
      <style:paragraph-properties fo:text-align="start" style:writing-mode="lr-tb"/>
      <style:text-properties fo:color="#800080" loext:opacity="100%" loext:color-lum-mod="100%" loext:color-lum-off="0%"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 style:writing-mode="lr-tb"/>
      <style:text-properties fo:color="#800080" loext:opacity="100%"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 style:writing-mode="lr-tb"/>
      <style:text-properties fo:color="#b47804" loext:opacity="100%" style:font-name="Liberation Sans" fo:font-size="14pt" fo:language="zxx" fo:country="none" fo:font-weight="bold" style:language-asian="zxx" style:country-asian="none" style:language-complex="zxx" style:country-complex="none"/>
    </style:style>
    <style:style style:name="P8" style:family="paragraph">
      <loext:graphic-properties draw:fill="solid" draw:fill-color="#ffffd7"/>
      <style:paragraph-properties fo:text-align="center" style:writing-mode="lr-tb"/>
      <style:text-properties fo:color="#b47804" loext:opacity="100%" loext:color-lum-mod="100%" loext:color-lum-off="0%" style:font-name="Liberation Sans" fo:font-size="14pt" fo:language="zxx" fo:country="none" fo:font-weight="bold" style:language-asian="zxx" style:country-asian="none" style:language-complex="zxx" style:country-complex="none"/>
    </style:style>
    <style:style style:name="P9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d7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 style:writing-mode="lr-tb"/>
      <style:text-properties fo:color="#800080" loext:opacity="100%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e0c2cd"/>
      <style:paragraph-properties fo:text-align="center" style:writing-mode="lr-tb"/>
      <style:text-properties fo:color="#800080" loext:opacity="100%" loext:color-lum-mod="100%" loext:color-lum-off="0%" fo:language="zxx" fo:country="none" style:language-asian="zxx" style:country-asian="none" style:language-complex="zxx" style:country-complex="none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b4c7dc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solid" draw:fill-color="#dee6e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solid" draw:fill-color="#dde8cb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fo:font-weight="bold" style:language-asian="zxx" style:country-asian="none" style:language-complex="zxx" style:country-complex="none"/>
    </style:style>
    <style:style style:name="P23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fo:font-weight="bold" style:language-asian="zxx" style:country-asian="none" style:language-complex="zxx" style:country-complex="none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fo:font-size="14pt" fo:language="zxx" fo:country="none" style:language-asian="zxx" style:country-asian="none" style:language-complex="zxx" style:country-complex="none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style:font-name="Liberation Sans" fo:font-size="14pt" fo:language="zxx" fo:country="none" fo:font-weight="bold" style:language-asian="zxx" style:country-asian="none" style:language-complex="zxx" style:country-complex="none"/>
    </style:style>
    <style:style style:name="P27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loext:color-lum-mod="100%" loext:color-lum-off="0%" style:font-name="Liberation Sans" fo:font-size="14pt" fo:language="zxx" fo:country="none" fo:font-weight="bold" style:language-asian="zxx" style:country-asian="none" style:language-complex="zxx" style:country-complex="none"/>
    </style:style>
    <style:style style:name="T1" style:family="text">
      <style:text-properties fo:color="#c9211e" loext:opacity="100%" fo:font-size="14pt" fo:language="zxx" fo:country="none" fo:font-weight="bold" style:letter-kerning="false" style:font-size-asian="24pt" style:language-asian="zxx" style:country-asian="none" style:font-size-complex="24pt" style:language-complex="zxx" style:country-complex="none"/>
    </style:style>
    <style:style style:name="T2" style:family="text">
      <style:text-properties fo:color="#c9211e" loext:opacity="100%" style:text-position="-8% 58%" style:font-name="Liberation Sans" fo:font-size="12pt" fo:language="zxx" fo:country="none" fo:font-style="italic" fo:font-weight="bol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" style:family="text">
      <style:text-properties fo:color="#c9211e" loext:opacity="100%" style:text-position="0% 100%" style:font-name="Liberation Sans" fo:font-size="10pt" fo:language="zxx" fo:country="none" fo:font-style="italic" fo:font-weight="bol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" style:family="text">
      <style:text-properties fo:color="#800080" loext:opacity="100%" fo:language="zxx" fo:country="none" style:language-asian="zxx" style:country-asian="none" style:language-complex="zxx" style:country-complex="none"/>
    </style:style>
    <style:style style:name="T5" style:family="text">
      <style:text-properties fo:color="#800080" loext:opacity="100%" style:text-position="0% 100%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color="#b47804" loext:opacity="100%" style:font-name="Liberation Sans" fo:font-size="14pt" fo:language="zxx" fo:country="none" fo:font-weight="bold" style:language-asian="zxx" style:country-asian="none" style:language-complex="zxx" style:country-complex="none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10" style:family="text">
      <style:text-properties fo:font-size="14pt"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" style:family="text">
      <style:text-properties fo:font-size="14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font-size="14pt" fo:language="zxx" fo:country="none" fo:font-weight="bold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font-size="14pt" fo:language="zxx" fo:country="none" fo:font-style="italic" fo:font-weight="bol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" style:family="text">
      <style:text-properties fo:color="#127622" loext:opacity="100%" style:font-name="Liberation Sans" fo:font-size="14pt" fo:language="zxx" fo:country="none" fo:font-weight="bold" style:language-asian="zxx" style:country-asian="none" style:language-complex="zxx" style:country-complex="none"/>
    </style:style>
    <style:style style:name="T16" style:family="text">
      <style:text-properties fo:color="#c9211e" loext:opacity="100%" style:font-name="Liberation Sans" fo:font-size="14pt" fo:language="zxx" fo:country="none" fo:font-weight="bold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22cm" svg:height="20cm" svg:x="6.75cm" svg:y="0.25cm">
          <text:p text:style-name="P1"><text:span text:style-name="T1"><text:s/></text:span><text:span text:style-name="T1">Simulation.py</text:span></text:p>
          <draw:enhanced-geometry svg:viewBox="0 0 21600 21600" draw:path-stretchpoint-x="10800" draw:path-stretchpoint-y="10800" draw:text-areas="?f3 ?f4 ?f5 ?f6" draw:type="round-rectangle" draw:modifiers="1136.60282045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5.5cm" svg:height="18.25cm" svg:x="13cm" svg:y="1.25cm">
          <text:p text:style-name="P3"><text:span text:style-name="T2"><text:s text:c="2"/></text:span><text:span text:style-name="T3">Simulation loo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5cm" svg:height="18.25cm" svg:x="7cm" svg:y="1.25cm">
          <text:p text:style-name="P3"><text:span text:style-name="T2"><text:s text:c="2"/></text:span><text:span text:style-name="T3">Initi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5cm" svg:height="2.75cm" svg:x="14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5cm" svg:height="2.75cm" svg:x="14.25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7.5cm" svg:height="2.75cm" svg:x="14.5cm" svg:y="12.5cm">
          <text:p text:style-name="P6"><text:span text:style-name="T4"><text:s/></text:span><text:span text:style-name="T4">Gateway.py </text:span><text:span text:style-name="T5">→</text:span><text:span text:style-name="T4"> (NetObject.py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7.5cm" svg:height="1.5cm" svg:x="14cm" svg:y="7.5cm">
          <text:p text:style-name="P7"><text:span text:style-name="T6"><text:s text:c="2"/></text:span><text:span text:style-name="T6">AirInterface.p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" draw:id="id1" draw:layer="layout" svg:width="7.5cm" svg:height="1.5cm" svg:x="14cm" svg:y="9.75cm">
          <text:p text:style-name="P9"><text:span text:style-name="T7">Time.py</text:span></text:p>
          <text:p text:style-name="P9"><text:span text:style-name="T8">(ext. module)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cm" svg:height="1.25cm" svg:x="16.5cm" svg:y="13.5cm">
          <text:p text:style-name="P11"><text:span text:style-name="T4">GatewayStack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5cm" svg:height="2.75cm" svg:x="14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5cm" svg:height="2.75cm" svg:x="14.2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7.5cm" svg:height="2.75cm" svg:x="14.5cm" svg:y="16.25cm">
          <text:p text:style-name="P6"><text:span text:style-name="T4"><text:s/></text:span><text:span text:style-name="T4">Node.py </text:span><text:span text:style-name="T5">→</text:span><text:span text:style-name="T4"> (NetObject.py)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cm" svg:height="1.25cm" svg:x="16.5cm" svg:y="17.25cm">
          <text:p text:style-name="P11"><text:span text:style-name="T4">NodeStack.py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4.25cm" svg:height="6cm" svg:x="0.25cm" svg:y="7.5cm">
          <text:p text:style-name="P13"><text:span text:style-name="T9"/></text:p>
          <text:p text:style-name="P13"><text:span text:style-name="T10">ChirpStack</text:span></text:p>
          <text:p text:style-name="P13"><text:span text:style-name="T10">Network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75cm" svg:height="1.25cm" svg:x="0.5cm" svg:y="9.5cm">
          <text:p text:style-name="P9"><text:span text:style-name="T7">PostgreSQL</text:span></text:p>
          <text:p text:style-name="P9"><text:span text:style-name="T8">database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3.75cm" svg:height="1.25cm" svg:x="0.5cm" svg:y="11.5cm">
          <text:p text:style-name="P9"><text:span text:style-name="T7">Redis</text:span></text:p>
          <text:p text:style-name="P9"><text:span text:style-name="T8">database</text:span></text:p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cm" svg:height="0.806cm" svg:x="4.75cm" svg:y="11.5cm">
          <draw:text-box>
            <text:p text:style-name="P16"><text:span text:style-name="T10">Telnet</text:span></text:p>
          </draw:text-box>
        </draw:frame>
        <draw:line draw:style-name="gr11" draw:text-style-name="P18" draw:layer="layout" svg:x1="7.25cm" svg:y1="12.25cm" svg:x2="4.25cm" svg:y2="12.25cm">
          <text:p/>
        </draw:line>
        <draw:line draw:style-name="gr11" draw:text-style-name="P18" draw:layer="layout" svg:x1="7.25cm" svg:y1="10.25cm" svg:x2="4.25cm" svg:y2="10.25cm">
          <text:p/>
        </draw:line>
        <draw:frame draw:style-name="gr10" draw:text-style-name="P17" draw:layer="layout" svg:width="2cm" svg:height="0.806cm" svg:x="4.75cm" svg:y="9.444cm">
          <draw:text-box>
            <text:p text:style-name="P16"><text:span text:style-name="T10">SQL</text:span></text:p>
          </draw:text-box>
        </draw:frame>
        <draw:frame draw:style-name="gr10" draw:text-style-name="P17" draw:layer="layout" svg:width="2cm" svg:height="0.806cm" svg:x="4.75cm" svg:y="7.444cm">
          <draw:text-box>
            <text:p text:style-name="P16"><text:span text:style-name="T10">MQTT</text:span></text:p>
          </draw:text-box>
        </draw:frame>
        <draw:line draw:style-name="gr11" draw:text-style-name="P18" draw:layer="layout" svg:x1="7.25cm" svg:y1="8.25cm" svg:x2="4.5cm" svg:y2="8.25cm">
          <text:p/>
        </draw:line>
        <draw:custom-shape draw:style-name="gr12" draw:text-style-name="P19" draw:layer="layout" svg:width="5cm" svg:height="1.5cm" svg:x="7.25cm" svg:y="9.5cm">
          <text:p text:style-name="P9"><text:span text:style-name="T7">Psycopg2 library</text:span></text:p>
          <text:p text:style-name="P9"><text:span text:style-name="T11">Database cleanup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cm" svg:height="1.5cm" svg:x="7.25cm" svg:y="11.5cm">
          <text:p text:style-name="P9"><text:span text:style-name="T7">telnetlib library</text:span></text:p>
          <text:p text:style-name="P9"><text:span text:style-name="T11">Database cleanup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cm" svg:height="1.5cm" svg:x="7.25cm" svg:y="7.5cm">
          <text:p text:style-name="P9"><text:span text:style-name="T7">Network Server</text:span></text:p>
          <text:p text:style-name="P9"><text:span text:style-name="T7">API (nsDriver)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5cm" svg:height="1.5cm" svg:x="7.25cm" svg:y="14.5cm">
          <text:p text:style-name="P9"><text:span text:style-name="T7">NetObjectLoader.py</text:span></text:p>
          <text:p text:style-name="P9"><text:span text:style-name="T8">Device definitions</text:span></text:p>
          <draw:enhanced-geometry svg:viewBox="0 0 21600 21600" draw:type="rectangle" draw:enhanced-path="M 0 0 L 21600 0 21600 21600 0 21600 0 0 Z N"/>
        </draw:custom-shape>
        <draw:line draw:style-name="gr14" draw:text-style-name="P18" draw:layer="layout" svg:x1="12.25cm" svg:y1="15.25cm" svg:x2="14.5cm" svg:y2="14.25cm">
          <text:p/>
        </draw:line>
        <draw:line draw:style-name="gr14" draw:text-style-name="P18" draw:layer="layout" svg:x1="12.25cm" svg:y1="15.25cm" svg:x2="14.5cm" svg:y2="17cm">
          <text:p/>
        </draw:line>
        <draw:line draw:style-name="gr11" draw:text-style-name="P18" draw:layer="layout" svg:x1="4.5cm" svg:y1="15.25cm" svg:x2="7.25cm" svg:y2="15.25cm">
          <text:p/>
        </draw:line>
        <draw:custom-shape draw:style-name="gr15" draw:text-style-name="P20" draw:layer="layout" svg:width="4.25cm" svg:height="1.5cm" svg:x="0.25cm" svg:y="14.5cm">
          <text:p text:style-name="P9"><text:span text:style-name="T7">CSV file</text:span></text:p>
          <draw:enhanced-geometry svg:viewBox="0 0 21600 21600" draw:type="rectangle" draw:enhanced-path="M 0 0 L 21600 0 21600 21600 0 21600 0 0 Z N"/>
        </draw:custom-shape>
        <draw:connector draw:style-name="gr16" draw:text-style-name="P21" draw:layer="layout" draw:line-skew="-0.209cm" svg:x1="14cm" svg:y1="10.5cm" svg:x2="14.5cm" svg:y2="17.625cm" draw:start-shape="id1" draw:start-glue-point="3" draw:end-shape="id2" draw:end-glue-point="3" svg:d="M14000 10500h-750v7125h1250" svg:viewBox="0 0 1251 7126">
          <text:p/>
        </draw:connector>
        <draw:connector draw:style-name="gr16" draw:text-style-name="P21" draw:layer="layout" draw:line-skew="-0.209cm" svg:x1="14cm" svg:y1="10.5cm" svg:x2="14.5cm" svg:y2="13.875cm" draw:start-shape="id1" draw:start-glue-point="3" draw:end-shape="id3" draw:end-glue-point="3" svg:d="M14000 10500h-750v3375h1250" svg:viewBox="0 0 1251 3376">
          <text:p/>
        </draw:connector>
        <draw:line draw:style-name="gr11" draw:text-style-name="P18" draw:layer="layout" svg:x1="13.25cm" svg:y1="13.5cm" svg:x2="14.25cm" svg:y2="13.5cm">
          <text:p/>
        </draw:line>
        <draw:line draw:style-name="gr11" draw:text-style-name="P18" draw:layer="layout" svg:x1="13.25cm" svg:y1="13.13cm" svg:x2="14cm" svg:y2="13.13cm">
          <text:p/>
        </draw:line>
        <draw:line draw:style-name="gr11" draw:text-style-name="P18" draw:layer="layout" svg:x1="13.25cm" svg:y1="17.25cm" svg:x2="14.25cm" svg:y2="17.25cm">
          <text:p/>
        </draw:line>
        <draw:line draw:style-name="gr11" draw:text-style-name="P18" draw:layer="layout" svg:x1="13.25cm" svg:y1="16.88cm" svg:x2="14cm" svg:y2="16.88cm">
          <text:p/>
        </draw:line>
        <draw:custom-shape draw:style-name="gr17" draw:text-style-name="P20" draw:layer="layout" svg:width="5cm" svg:height="1.5cm" svg:x="7.25cm" svg:y="14.5cm">
          <text:p text:style-name="P9"><text:span text:style-name="T7">NetObjectLoader.py</text:span></text:p>
          <text:p text:style-name="P9"><text:span text:style-name="T8">Device definitions</text:span></text:p>
          <draw:enhanced-geometry svg:viewBox="0 0 21600 21600" draw:type="rectangle" draw:enhanced-path="M 0 0 L 21600 0 21600 21600 0 21600 0 0 Z N"/>
        </draw:custom-shape>
        <draw:connector draw:style-name="gr16" draw:text-style-name="P21" draw:layer="layout" draw:line-skew="2.247cm" svg:x1="21.5cm" svg:y1="8.25cm" svg:x2="22cm" svg:y2="17.625cm" draw:start-shape="id4" draw:start-glue-point="1" draw:end-shape="id2" draw:end-glue-point="1" svg:d="M21500 8250h3500v9375h-3000" svg:viewBox="0 0 3501 9376">
          <text:p/>
        </draw:connector>
        <draw:connector draw:style-name="gr16" draw:text-style-name="P21" draw:layer="layout" draw:line-skew="2.247cm" svg:x1="21.5cm" svg:y1="8.25cm" svg:x2="22cm" svg:y2="13.875cm" draw:start-shape="id4" draw:start-glue-point="1" draw:end-shape="id3" draw:end-glue-point="1" svg:d="M21500 8250h3500v5625h-3000" svg:viewBox="0 0 3501 5626">
          <text:p/>
        </draw:connector>
        <draw:line draw:style-name="gr11" draw:text-style-name="P18" draw:layer="layout" svg:x1="22.75cm" svg:y1="8.25cm" svg:x2="25cm" svg:y2="8.25cm">
          <text:p/>
        </draw:line>
        <draw:line draw:style-name="gr11" draw:text-style-name="P18" draw:layer="layout" svg:x1="22.25cm" svg:y1="17.63cm" svg:x2="25cm" svg:y2="17.63cm">
          <text:p/>
        </draw:line>
        <draw:line draw:style-name="gr11" draw:text-style-name="P18" draw:layer="layout" svg:x1="22.25cm" svg:y1="13.88cm" svg:x2="25cm" svg:y2="13.88cm">
          <text:p/>
        </draw:line>
        <draw:line draw:style-name="gr11" draw:text-style-name="P18" draw:layer="layout" svg:x1="28cm" svg:y1="6.25cm" svg:x2="30.75cm" svg:y2="6.25cm">
          <text:p/>
        </draw:line>
        <draw:custom-shape draw:style-name="gr18" draw:text-style-name="P14" draw:layer="layout" svg:width="4.25cm" svg:height="1.5cm" svg:x="30.75cm" svg:y="5.5cm">
          <text:p text:style-name="P13"><text:span text:style-name="T10">Wireshark</text:span></text:p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cm" svg:height="0.806cm" svg:x="28.75cm" svg:y="5.444cm">
          <draw:text-box>
            <text:p text:style-name="P16"><text:span text:style-name="T10">UDP</text:span></text:p>
          </draw:text-box>
        </draw:frame>
        <draw:custom-shape draw:style-name="gr19" draw:text-style-name="P14" draw:layer="layout" svg:width="3.75cm" svg:height="1.5cm" svg:x="29.75cm" svg:y="13cm">
          <text:p text:style-name="P13"><text:span text:style-name="T10">C application</text:span></text:p>
          <text:p text:style-name="P13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75cm" svg:height="1.5cm" svg:x="30cm" svg:y="13.25cm">
          <text:p text:style-name="P13"><text:span text:style-name="T10">C application</text:span></text:p>
          <text:p text:style-name="P13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75cm" svg:height="1.5cm" svg:x="30.25cm" svg:y="13.5cm">
          <text:p text:style-name="P22"><text:span text:style-name="T13">Gateway</text:span></text:p>
          <text:p text:style-name="P22"><text:span text:style-name="T14">C application</text:span></text:p>
          <draw:enhanced-geometry svg:viewBox="0 0 21600 21600" draw:type="rectangle" draw:enhanced-path="M 0 0 L 21600 0 21600 21600 0 21600 0 0 Z N"/>
        </draw:custom-shape>
        <draw:line draw:style-name="gr20" draw:text-style-name="P21" draw:layer="layout" svg:x1="21.5cm" svg:y1="14.25cm" svg:x2="30.25cm" svg:y2="14.25cm">
          <text:p/>
        </draw:line>
        <draw:custom-shape draw:style-name="gr19" draw:text-style-name="P14" draw:layer="layout" svg:width="3.75cm" svg:height="1.5cm" svg:x="29.75cm" svg:y="16.75cm">
          <text:p text:style-name="P13"><text:span text:style-name="T10">C application</text:span></text:p>
          <text:p text:style-name="P13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75cm" svg:height="1.5cm" svg:x="30cm" svg:y="17cm">
          <text:p text:style-name="P13"><text:span text:style-name="T10">C application</text:span></text:p>
          <text:p text:style-name="P13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75cm" svg:height="1.5cm" svg:x="30.25cm" svg:y="17.25cm">
          <text:p text:style-name="P22"><text:span text:style-name="T13">Node</text:span></text:p>
          <text:p text:style-name="P22"><text:span text:style-name="T14">C application</text:span></text:p>
          <draw:enhanced-geometry svg:viewBox="0 0 21600 21600" draw:type="rectangle" draw:enhanced-path="M 0 0 L 21600 0 21600 21600 0 21600 0 0 Z N"/>
        </draw:custom-shape>
        <draw:line draw:style-name="gr20" draw:text-style-name="P21" draw:layer="layout" svg:x1="21.5cm" svg:y1="18cm" svg:x2="30.25cm" svg:y2="18cm">
          <text:p/>
        </draw:line>
        <draw:frame draw:style-name="gr10" draw:text-style-name="P17" draw:layer="layout" svg:width="2cm" svg:height="0.806cm" svg:x="26.5cm" svg:y="13.444cm">
          <draw:text-box>
            <text:p text:style-name="P16"><text:span text:style-name="T10">stdio</text:span></text:p>
          </draw:text-box>
        </draw:frame>
        <draw:frame draw:style-name="gr10" draw:text-style-name="P17" draw:layer="layout" svg:width="2cm" svg:height="0.806cm" svg:x="26.5cm" svg:y="17.194cm">
          <draw:text-box>
            <text:p text:style-name="P16"><text:span text:style-name="T10">stdio</text:span></text:p>
          </draw:text-box>
        </draw:frame>
        <draw:custom-shape draw:style-name="gr21" draw:text-style-name="P20" draw:layer="layout" svg:width="5cm" svg:height="1.5cm" svg:x="7.25cm" svg:y="5.5cm">
          <text:p text:style-name="P9"><text:span text:style-name="T15">Settings.py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75cm" svg:height="1.5cm" svg:x="29.75cm" svg:y="19.25cm">
          <text:p text:style-name="P13"><text:span text:style-name="T10">C application</text:span></text:p>
          <text:p text:style-name="P13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75cm" svg:height="1.5cm" svg:x="30cm" svg:y="19.5cm">
          <text:p text:style-name="P13"><text:span text:style-name="T10">C application</text:span></text:p>
          <text:p text:style-name="P13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75cm" svg:height="1.5cm" svg:x="30.25cm" svg:y="19.75cm">
          <text:p text:style-name="P22"><text:span text:style-name="T13">Mesh Node</text:span></text:p>
          <text:p text:style-name="P22"><text:span text:style-name="T14">Python</text:span><text:span text:style-name="T13"> </text:span></text:p>
          <draw:enhanced-geometry svg:viewBox="0 0 21600 21600" draw:type="rectangle" draw:enhanced-path="M 0 0 L 21600 0 21600 21600 0 21600 0 0 Z N"/>
        </draw:custom-shape>
        <draw:line draw:style-name="gr22" draw:text-style-name="P21" draw:layer="layout" svg:x1="29.25cm" svg:y1="20.5cm" svg:x2="30.25cm" svg:y2="20.5cm">
          <text:p/>
        </draw:line>
        <draw:line draw:style-name="gr23" draw:text-style-name="P21" draw:layer="layout" svg:x1="29.25cm" svg:y1="18cm" svg:x2="29.25cm" svg:y2="20.5cm">
          <text:p/>
        </draw:line>
        <draw:custom-shape draw:style-name="gr15" draw:text-style-name="P20" draw:layer="layout" svg:width="4.25cm" svg:height="1.5cm" svg:x="30.75cm" svg:y="3.5cm">
          <text:p text:style-name="P9"><text:span text:style-name="T7">JSON event log</text:span></text:p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28cm" svg:y1="4.25cm" svg:x2="30.75cm" svg:y2="4.25cm">
          <text:p/>
        </draw:line>
        <draw:line draw:style-name="gr11" draw:text-style-name="P18" draw:layer="layout" svg:x1="28cm" svg:y1="2.25cm" svg:x2="30.75cm" svg:y2="2.25cm">
          <text:p/>
        </draw:line>
        <draw:frame draw:style-name="gr24" draw:text-style-name="P25" draw:layer="layout" svg:width="3.5cm" svg:height="1.361cm" svg:x="27.25cm" svg:y="0.889cm">
          <draw:text-box>
            <text:p text:style-name="P24"><text:span text:style-name="T10">JSON</text:span></text:p>
            <text:p text:style-name="P24"><text:span text:style-name="T10">/HTTP</text:span></text:p>
          </draw:text-box>
        </draw:frame>
        <draw:custom-shape draw:style-name="gr25" draw:text-style-name="P27" draw:layer="layout" svg:width="4.25cm" svg:height="1.5cm" svg:x="30.75cm" svg:y="1.5cm">
          <text:p text:style-name="P26"><text:span text:style-name="T16">Mesh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6cm" svg:height="1.5cm" svg:x="22cm" svg:y="1.5cm">
          <text:p text:style-name="P9"><text:span text:style-name="T15">MeshVisAPI.py</text:span><text:span text:style-name="T15"><text:line-break/></text:span><text:span text:style-name="T8">(ext. module)</text:span></text:p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26cm" svg:y1="7.5cm" svg:x2="26cm" svg:y2="3cm">
          <text:p/>
        </draw:line>
        <draw:custom-shape draw:style-name="gr21" draw:text-style-name="P20" draw:layer="layout" svg:width="6cm" svg:height="1.5cm" svg:x="22cm" svg:y="3.5cm">
          <text:p text:style-name="P9"><text:span text:style-name="T15">JSONlogger.py</text:span><text:span text:style-name="T15"><text:line-break/></text:span><text:span text:style-name="T8">(ext. module)</text:span></text:p>
          <draw:enhanced-geometry svg:viewBox="0 0 21600 21600" draw:type="rectangle" draw:enhanced-path="M 0 0 L 21600 0 21600 21600 0 21600 0 0 Z N"/>
        </draw:custom-shape>
        <draw:line draw:style-name="gr23" draw:text-style-name="P18" draw:layer="layout" svg:x1="26cm" svg:y1="7.5cm" svg:x2="25cm" svg:y2="8cm">
          <text:p/>
        </draw:line>
        <draw:line draw:style-name="gr11" draw:text-style-name="P18" draw:layer="layout" svg:x1="25.5cm" svg:y1="7.75cm" svg:x2="25.5cm" svg:y2="5cm">
          <text:p/>
        </draw:line>
        <draw:custom-shape draw:style-name="gr21" draw:text-style-name="P20" draw:layer="layout" svg:width="6cm" svg:height="1.5cm" svg:x="22cm" svg:y="5.5cm">
          <text:p text:style-name="P9"><text:span text:style-name="T15">WiresharkStreamer.py</text:span><text:span text:style-name="T15"><text:line-break/></text:span><text:span text:style-name="T8">(ext. module)</text:span></text:p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25cm" svg:y1="9.5cm" svg:x2="25cm" svg:y2="7cm">
          <text:p/>
        </draw:line>
        <draw:custom-shape draw:style-name="gr26" draw:text-style-name="P10" draw:layer="layout" svg:width="5.5cm" svg:height="2.5cm" svg:x="22cm" svg:y="9.25cm">
          <text:p text:style-name="P9"><text:span text:style-name="T7">Packet.py</text:span></text:p>
          <text:p text:style-name="P9"><text:span text:style-name="T7"/></text:p>
          <text:p text:style-name="P9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5.5cm" svg:height="2.5cm" svg:x="22.25cm" svg:y="9.5cm">
          <text:p text:style-name="P9"><text:span text:style-name="T7">Packet.py</text:span></text:p>
          <text:p text:style-name="P9"><text:span text:style-name="T7"/></text:p>
          <text:p text:style-name="P9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5.5cm" svg:height="2.5cm" svg:x="22.5cm" svg:y="9.75cm">
          <text:p text:style-name="P9"><text:span text:style-name="T7">Packet.py</text:span></text:p>
          <text:p text:style-name="P9"><text:span text:style-name="T7"/></text:p>
          <text:p text:style-name="P9"><text:span text:style-name="T7"/></text:p>
          <text:p text:style-name="P9"><text:span text:style-name="T7"/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5cm" svg:height="1.25cm" svg:x="22.75cm" svg:y="10.75cm">
          <text:p text:style-name="P9"><text:span text:style-name="T6">LoRaParameters.py</text:span><text:span text:style-name="T6"><text:line-break/></text:span><text:span text:style-name="T8">(ext. modul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5.25cm" fo:page-height="2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9T10:00:43.126973070</meta:creation-date>
    <dc:date>2024-01-19T16:11:15.123000000</dc:date>
    <meta:editing-duration>PT4H11M33S</meta:editing-duration>
    <meta:editing-cycles>30</meta:editing-cycles>
    <meta:generator>LibreOffice/7.4.0.3$Windows_X86_64 LibreOffice_project/f85e47c08ddd19c015c0114a68350214f7066f5a</meta:generator>
    <meta:document-statistic meta:object-count="77"/>
  </office:meta>
</office:document-meta>
</file>